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ril_202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22" table:default-cell-style-name="ce7"/>
        <table:table-column table:style-name="co23" table:default-cell-style-name="ce7"/>
        <table:table-column table:style-name="co6" table:default-cell-style-name="ce7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21" table:style-name="ce5">
            <text:p>321</text:p>
          </table:table-cell>
          <table:table-cell office:value-type="float" office:value="306.81460000000004" table:style-name="ce5">
            <text:p>307</text:p>
          </table:table-cell>
          <table:table-cell office:value-type="float" office:value="796" table:style-name="ce5">
            <text:p>796</text:p>
          </table:table-cell>
          <table:table-cell office:value-type="float" office:value="772.52190000000019" table:style-name="ce5">
            <text:p>773</text:p>
          </table:table-cell>
          <table:table-cell office:value-type="float" office:value="3986" table:style-name="ce5">
            <text:p>3,986</text:p>
          </table:table-cell>
          <table:table-cell office:value-type="float" office:value="3886.7847399999982" table:style-name="ce5">
            <text:p>3,887</text:p>
          </table:table-cell>
          <table:table-cell office:value-type="float" office:value="2387" table:style-name="ce5">
            <text:p>2,387</text:p>
          </table:table-cell>
          <table:table-cell office:value-type="float" office:value="2331.9426199999998" table:style-name="ce5">
            <text:p>2,332</text:p>
          </table:table-cell>
          <table:table-cell office:value-type="float" office:value="169" table:style-name="ce5">
            <text:p>169</text:p>
          </table:table-cell>
          <table:table-cell office:value-type="float" office:value="164.77542" table:style-name="ce5">
            <text:p>165</text:p>
          </table:table-cell>
          <table:table-cell office:value-type="float" office:value="30" table:style-name="ce5">
            <text:p>30</text:p>
          </table:table-cell>
          <table:table-cell office:value-type="float" office:value="28.526229999999998" table:style-name="ce5">
            <text:p>29</text:p>
          </table:table-cell>
          <table:table-cell office:value-type="float" office:value="7689" table:style-name="ce5">
            <text:p>7,689</text:p>
          </table:table-cell>
          <table:table-cell office:value-type="float" office:value="7491.3655099999987" table:style-name="ce5">
            <text:p>7,491</text:p>
          </table:table-cell>
          <table:table-cell office:value-type="float" office:value="42" table:style-name="ce5">
            <text:p>42</text:p>
          </table:table-cell>
          <table:table-cell office:value-type="float" office:value="41.3" table:style-name="ce5">
            <text:p>41</text:p>
          </table:table-cell>
          <table:table-cell office:value-type="float" office:value="60" table:style-name="ce5">
            <text:p>60</text:p>
          </table:table-cell>
          <table:table-cell office:value-type="float" office:value="56.74" table:style-name="ce5">
            <text:p>57</text:p>
          </table:table-cell>
          <table:table-cell office:value-type="float" office:value="541" table:style-name="ce5">
            <text:p>541</text:p>
          </table:table-cell>
          <table:table-cell office:value-type="float" office:value="540.29999999999995" table:style-name="ce5">
            <text:p>540</text:p>
          </table:table-cell>
          <table:table-cell office:value-type="float" office:value="643" table:style-name="ce5">
            <text:p>643</text:p>
          </table:table-cell>
          <table:table-cell office:value-type="float" office:value="638.33999999999992" table:style-name="ce5">
            <text:p>638</text:p>
          </table:table-cell>
          <table:table-cell office:value-type="float" office:value="0" table:style-name="ce5">
            <text:p>0</text:p>
          </table:table-cell>
          <table:table-cell office:value-type="float" office:value="8332" table:style-name="ce5">
            <text:p>8,332</text:p>
          </table:table-cell>
          <table:table-cell office:value-type="float" office:value="8129.7055099999989" table:style-name="ce5">
            <text:p>8,130</text:p>
          </table:table-cell>
          <table:table-cell office:value-type="float" office:value="26789665" table:style-name="ce5">
            <text:p>26,789,665</text:p>
          </table:table-cell>
          <table:table-cell office:value-type="float" office:value="1123629.0899999999" table:style-name="ce5">
            <text:p>1,123,629</text:p>
          </table:table-cell>
          <table:table-cell office:value-type="float" office:value="177090.09" table:style-name="ce5">
            <text:p>177,090</text:p>
          </table:table-cell>
          <table:table-cell office:value-type="float" office:value="62802.17" table:style-name="ce5">
            <text:p>62,802</text:p>
          </table:table-cell>
          <table:table-cell office:value-type="float" office:value="8233648.4700000016" table:style-name="ce5">
            <text:p>8,233,648</text:p>
          </table:table-cell>
          <table:table-cell office:value-type="float" office:value="4331506.01" table:style-name="ce5">
            <text:p>4,331,506</text:p>
          </table:table-cell>
          <table:table-cell office:value-type="float" office:value="40718340.829999998" table:style-name="ce5">
            <text:p>40,718,341</text:p>
          </table:table-cell>
          <table:table-cell office:value-type="float" office:value="7383907.4500000002" table:style-name="ce5">
            <text:p>7,383,907</text:p>
          </table:table-cell>
          <table:table-cell office:value-type="float" office:value="958268.83999999973" table:style-name="ce5">
            <text:p>958,269</text:p>
          </table:table-cell>
          <table:table-cell office:value-type="float" office:value="8342176.29" table:style-name="ce5">
            <text:p>8,342,176</text:p>
          </table:table-cell>
          <table:table-cell office:value-type="float" office:value="49060517.119999997" table:style-name="ce5">
            <text:p>49,060,517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26" table:style-name="ce5">
            <text:p>126</text:p>
          </table:table-cell>
          <table:table-cell office:value-type="float" office:value="114.13110000000003" table:style-name="ce5">
            <text:p>114</text:p>
          </table:table-cell>
          <table:table-cell office:value-type="float" office:value="99" table:style-name="ce5">
            <text:p>99</text:p>
          </table:table-cell>
          <table:table-cell office:value-type="float" office:value="92.265949999999989" table:style-name="ce5">
            <text:p>92</text:p>
          </table:table-cell>
          <table:table-cell office:value-type="float" office:value="85" table:style-name="ce5">
            <text:p>85</text:p>
          </table:table-cell>
          <table:table-cell office:value-type="float" office:value="81.891890000000004" table:style-name="ce5">
            <text:p>82</text:p>
          </table:table-cell>
          <table:table-cell office:value-type="float" office:value="11" table:style-name="ce5">
            <text:p>11</text:p>
          </table:table-cell>
          <table:table-cell office:value-type="float" office:value="9.7027000000000001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3" table:style-name="ce5">
            <text:p>323</text:p>
          </table:table-cell>
          <table:table-cell office:value-type="float" office:value="299.99164000000002" table:style-name="ce5">
            <text:p>3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3" table:style-name="ce5">
            <text:p>323</text:p>
          </table:table-cell>
          <table:table-cell office:value-type="float" office:value="299.99164000000002" table:style-name="ce5">
            <text:p>300</text:p>
          </table:table-cell>
          <table:table-cell office:value-type="float" office:value="705263.28" table:style-name="ce5">
            <text:p>705,263</text:p>
          </table:table-cell>
          <table:table-cell office:value-type="float" office:value="486.65000000000015" table:style-name="ce5">
            <text:p>487</text:p>
          </table:table-cell>
          <table:table-cell office:value-type="float" office:value="-1955" table:style-name="ce5">
            <text:p>-1,955</text:p>
          </table:table-cell>
          <table:table-cell office:value-type="float" office:value="0" table:style-name="ce5">
            <text:p>0</text:p>
          </table:table-cell>
          <table:table-cell office:value-type="float" office:value="207413.89" table:style-name="ce5">
            <text:p>207,414</text:p>
          </table:table-cell>
          <table:table-cell office:value-type="float" office:value="66495.77" table:style-name="ce5">
            <text:p>66,496</text:p>
          </table:table-cell>
          <table:table-cell office:value-type="float" office:value="977704.59000000008" table:style-name="ce5">
            <text:p>977,7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7704.59000000008" table:style-name="ce5">
            <text:p>977,705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345" table:style-name="ce5">
            <text:p>9,345</text:p>
          </table:table-cell>
          <table:table-cell office:value-type="float" office:value="8154.9844200000998" table:style-name="ce5">
            <text:p>8,155</text:p>
          </table:table-cell>
          <table:table-cell office:value-type="float" office:value="2860" table:style-name="ce5">
            <text:p>2,860</text:p>
          </table:table-cell>
          <table:table-cell office:value-type="float" office:value="2700.9912499999937" table:style-name="ce5">
            <text:p>2,701</text:p>
          </table:table-cell>
          <table:table-cell office:value-type="float" office:value="2944" table:style-name="ce5">
            <text:p>2,944</text:p>
          </table:table-cell>
          <table:table-cell office:value-type="float" office:value="2794.3410999999928" table:style-name="ce5">
            <text:p>2,794</text:p>
          </table:table-cell>
          <table:table-cell office:value-type="float" office:value="771" table:style-name="ce5">
            <text:p>771</text:p>
          </table:table-cell>
          <table:table-cell office:value-type="float" office:value="751.17970000000014" table:style-name="ce5">
            <text:p>751</text:p>
          </table:table-cell>
          <table:table-cell office:value-type="float" office:value="70" table:style-name="ce5">
            <text:p>70</text:p>
          </table:table-cell>
          <table:table-cell office:value-type="float" office:value="69.416669999999996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90" table:style-name="ce5">
            <text:p>15,990</text:p>
          </table:table-cell>
          <table:table-cell office:value-type="float" office:value="14470.913140000088" table:style-name="ce5">
            <text:p>14,471</text:p>
          </table:table-cell>
          <table:table-cell office:value-type="float" office:value="1842.75" table:style-name="ce5">
            <text:p>1,843</text:p>
          </table:table-cell>
          <table:table-cell office:value-type="float" office:value="1842.75" table:style-name="ce5">
            <text:p>1,843</text:p>
          </table:table-cell>
          <table:table-cell office:value-type="float" office:value="7.49" table:style-name="ce5">
            <text:p>7</text:p>
          </table:table-cell>
          <table:table-cell office:value-type="float" office:value="7.4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50.24" table:style-name="ce5">
            <text:p>1,850</text:p>
          </table:table-cell>
          <table:table-cell office:value-type="float" office:value="1850.24" table:style-name="ce5">
            <text:p>1,850</text:p>
          </table:table-cell>
          <table:table-cell office:value-type="float" office:value="0" table:style-name="ce5">
            <text:p>0</text:p>
          </table:table-cell>
          <table:table-cell office:value-type="float" office:value="17840.240000000002" table:style-name="ce5">
            <text:p>17,840</text:p>
          </table:table-cell>
          <table:table-cell office:value-type="float" office:value="16321.153140000088" table:style-name="ce5">
            <text:p>16,321</text:p>
          </table:table-cell>
          <table:table-cell office:value-type="float" office:value="35971590.799999997" table:style-name="ce5">
            <text:p>35,971,591</text:p>
          </table:table-cell>
          <table:table-cell office:value-type="float" office:value="661466.01" table:style-name="ce5">
            <text:p>661,466</text:p>
          </table:table-cell>
          <table:table-cell office:value-type="float" office:value="229502.68" table:style-name="ce5">
            <text:p>229,503</text:p>
          </table:table-cell>
          <table:table-cell office:value-type="float" office:value="785137.85999999987" table:style-name="ce5">
            <text:p>785,138</text:p>
          </table:table-cell>
          <table:table-cell office:value-type="float" office:value="10357154.889999999" table:style-name="ce5">
            <text:p>10,357,155</text:p>
          </table:table-cell>
          <table:table-cell office:value-type="float" office:value="3694359.6000000006" table:style-name="ce5">
            <text:p>3,694,360</text:p>
          </table:table-cell>
          <table:table-cell office:value-type="float" office:value="51699211.839999996" table:style-name="ce5">
            <text:p>51,699,212</text:p>
          </table:table-cell>
          <table:table-cell office:value-type="float" office:value="6317666.7599999998" table:style-name="ce5">
            <text:p>6,317,667</text:p>
          </table:table-cell>
          <table:table-cell office:value-type="float" office:value="278338.40000000002" table:style-name="ce5">
            <text:p>278,338</text:p>
          </table:table-cell>
          <table:table-cell office:value-type="float" office:value="6596005.1600000001" table:style-name="ce5">
            <text:p>6,596,005</text:p>
          </table:table-cell>
          <table:table-cell office:value-type="float" office:value="58295217" table:style-name="ce5">
            <text:p>58,295,217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71" table:style-name="ce5">
            <text:p>471</text:p>
          </table:table-cell>
          <table:table-cell office:value-type="float" office:value="415.21196000000049" table:style-name="ce5">
            <text:p>415</text:p>
          </table:table-cell>
          <table:table-cell office:value-type="float" office:value="370" table:style-name="ce5">
            <text:p>370</text:p>
          </table:table-cell>
          <table:table-cell office:value-type="float" office:value="343.7611500000001" table:style-name="ce5">
            <text:p>344</text:p>
          </table:table-cell>
          <table:table-cell office:value-type="float" office:value="332" table:style-name="ce5">
            <text:p>332</text:p>
          </table:table-cell>
          <table:table-cell office:value-type="float" office:value="318.58028000000002" table:style-name="ce5">
            <text:p>319</text:p>
          </table:table-cell>
          <table:table-cell office:value-type="float" office:value="96" table:style-name="ce5">
            <text:p>96</text:p>
          </table:table-cell>
          <table:table-cell office:value-type="float" office:value="94.47569" table:style-name="ce5">
            <text:p>94</text:p>
          </table:table-cell>
          <table:table-cell office:value-type="float" office:value="9" table:style-name="ce5">
            <text:p>9</text:p>
          </table:table-cell>
          <table:table-cell office:value-type="float" office:value="8.31531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78" table:style-name="ce5">
            <text:p>1,278</text:p>
          </table:table-cell>
          <table:table-cell office:value-type="float" office:value="1180.3444000000004" table:style-name="ce5">
            <text:p>1,1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78" table:style-name="ce5">
            <text:p>1,278</text:p>
          </table:table-cell>
          <table:table-cell office:value-type="float" office:value="1180.3444000000004" table:style-name="ce5">
            <text:p>1,180</text:p>
          </table:table-cell>
          <table:table-cell office:value-type="float" office:value="2921934.92" table:style-name="ce5">
            <text:p>2,921,935</text:p>
          </table:table-cell>
          <table:table-cell office:value-type="float" office:value="19717.110000000004" table:style-name="ce5">
            <text:p>19,717</text:p>
          </table:table-cell>
          <table:table-cell office:value-type="float" office:value="26968.04" table:style-name="ce5">
            <text:p>26,968</text:p>
          </table:table-cell>
          <table:table-cell office:value-type="float" office:value="65280.090000000004" table:style-name="ce5">
            <text:p>65,280</text:p>
          </table:table-cell>
          <table:table-cell office:value-type="float" office:value="812589.99000000011" table:style-name="ce5">
            <text:p>812,590</text:p>
          </table:table-cell>
          <table:table-cell office:value-type="float" office:value="296987.60000000003" table:style-name="ce5">
            <text:p>296,988</text:p>
          </table:table-cell>
          <table:table-cell office:value-type="float" office:value="4143477.75" table:style-name="ce5">
            <text:p>4,143,478</text:p>
          </table:table-cell>
          <table:table-cell office:value-type="float" office:value="0" table:style-name="ce5">
            <text:p>0</text:p>
          </table:table-cell>
          <table:table-cell office:value-type="float" office:value="37380" table:style-name="ce5">
            <text:p>37,380</text:p>
          </table:table-cell>
          <table:table-cell office:value-type="float" office:value="37380" table:style-name="ce5">
            <text:p>37,380</text:p>
          </table:table-cell>
          <table:table-cell office:value-type="float" office:value="4180857.75" table:style-name="ce5">
            <text:p>4,180,858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30520" table:style-name="ce5">
            <text:p>30,520</text:p>
          </table:table-cell>
          <table:table-cell office:value-type="float" office:value="28841.296470000361" table:style-name="ce5">
            <text:p>28,841</text:p>
          </table:table-cell>
          <table:table-cell office:value-type="float" office:value="7380" table:style-name="ce5">
            <text:p>7,380</text:p>
          </table:table-cell>
          <table:table-cell office:value-type="float" office:value="7049.2130200000493" table:style-name="ce5">
            <text:p>7,049</text:p>
          </table:table-cell>
          <table:table-cell office:value-type="float" office:value="7644" table:style-name="ce5">
            <text:p>7,644</text:p>
          </table:table-cell>
          <table:table-cell office:value-type="float" office:value="7295.1879700000254" table:style-name="ce5">
            <text:p>7,295</text:p>
          </table:table-cell>
          <table:table-cell office:value-type="float" office:value="904" table:style-name="ce5">
            <text:p>904</text:p>
          </table:table-cell>
          <table:table-cell office:value-type="float" office:value="890.00662000000011" table:style-name="ce5">
            <text:p>890</text:p>
          </table:table-cell>
          <table:table-cell office:value-type="float" office:value="58" table:style-name="ce5">
            <text:p>58</text:p>
          </table:table-cell>
          <table:table-cell office:value-type="float" office:value="57.410810000000005" table:style-name="ce5">
            <text:p>57</text:p>
          </table:table-cell>
          <table:table-cell office:value-type="float" office:value="22417" table:style-name="ce5">
            <text:p>22,417</text:p>
          </table:table-cell>
          <table:table-cell office:value-type="float" office:value="20756.642449999952" table:style-name="ce5">
            <text:p>20,757</text:p>
          </table:table-cell>
          <table:table-cell office:value-type="float" office:value="68923" table:style-name="ce5">
            <text:p>68,923</text:p>
          </table:table-cell>
          <table:table-cell office:value-type="float" office:value="64889.757340000389" table:style-name="ce5">
            <text:p>64,890</text:p>
          </table:table-cell>
          <table:table-cell office:value-type="float" office:value="924.90666852672916" table:style-name="ce5">
            <text:p>925</text:p>
          </table:table-cell>
          <table:table-cell office:value-type="float" office:value="924.90666852672916" table:style-name="ce5">
            <text:p>925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5.1066685297094" table:style-name="ce5">
            <text:p>925</text:p>
          </table:table-cell>
          <table:table-cell office:value-type="float" office:value="925.1066685297094" table:style-name="ce5">
            <text:p>925</text:p>
          </table:table-cell>
          <table:table-cell office:value-type="float" office:value="0" table:style-name="ce5">
            <text:p>0</text:p>
          </table:table-cell>
          <table:table-cell office:value-type="float" office:value="69848.106668529712" table:style-name="ce5">
            <text:p>69,848</text:p>
          </table:table-cell>
          <table:table-cell office:value-type="float" office:value="65814.864008530101" table:style-name="ce5">
            <text:p>65,815</text:p>
          </table:table-cell>
          <table:table-cell office:value-type="float" office:value="170305414.57999998" table:style-name="ce5">
            <text:p>170,305,415</text:p>
          </table:table-cell>
          <table:table-cell office:value-type="float" office:value="21648388.75" table:style-name="ce5">
            <text:p>21,648,389</text:p>
          </table:table-cell>
          <table:table-cell office:value-type="float" office:value="186699.33000000002" table:style-name="ce5">
            <text:p>186,699</text:p>
          </table:table-cell>
          <table:table-cell office:value-type="float" office:value="8973407.3899999987" table:style-name="ce5">
            <text:p>8,973,407</text:p>
          </table:table-cell>
          <table:table-cell office:value-type="float" office:value="53017431.750000007" table:style-name="ce5">
            <text:p>53,017,432</text:p>
          </table:table-cell>
          <table:table-cell office:value-type="float" office:value="22146699.359999996" table:style-name="ce5">
            <text:p>22,146,699</text:p>
          </table:table-cell>
          <table:table-cell office:value-type="float" office:value="276278041.15999997" table:style-name="ce5">
            <text:p>276,278,041</text:p>
          </table:table-cell>
          <table:table-cell office:value-type="float" office:value="3992264.4699999997" table:style-name="ce5">
            <text:p>3,992,264</text:p>
          </table:table-cell>
          <table:table-cell office:value-type="float" office:value="-275092.76999999996" table:style-name="ce5">
            <text:p>-275,093</text:p>
          </table:table-cell>
          <table:table-cell office:value-type="float" office:value="3717171.6999999997" table:style-name="ce5">
            <text:p>3,717,172</text:p>
          </table:table-cell>
          <table:table-cell office:value-type="float" office:value="279995212.85999995" table:style-name="ce5">
            <text:p>279,995,213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139" table:style-name="ce5">
            <text:p>1,139</text:p>
          </table:table-cell>
          <table:table-cell office:value-type="float" office:value="1030.5497599999962" table:style-name="ce5">
            <text:p>1,031</text:p>
          </table:table-cell>
          <table:table-cell office:value-type="float" office:value="462" table:style-name="ce5">
            <text:p>462</text:p>
          </table:table-cell>
          <table:table-cell office:value-type="float" office:value="442.05025000000018" table:style-name="ce5">
            <text:p>442</text:p>
          </table:table-cell>
          <table:table-cell office:value-type="float" office:value="187" table:style-name="ce5">
            <text:p>187</text:p>
          </table:table-cell>
          <table:table-cell office:value-type="float" office:value="175.96569000000002" table:style-name="ce5">
            <text:p>176</text:p>
          </table:table-cell>
          <table:table-cell office:value-type="float" office:value="38" table:style-name="ce5">
            <text:p>38</text:p>
          </table:table-cell>
          <table:table-cell office:value-type="float" office:value="37.340540000000004" table:style-name="ce5">
            <text:p>37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31" table:style-name="ce5">
            <text:p>1,831</text:p>
          </table:table-cell>
          <table:table-cell office:value-type="float" office:value="1690.9062399999964" table:style-name="ce5">
            <text:p>1,691</text:p>
          </table:table-cell>
          <table:table-cell office:value-type="float" office:value="223" table:style-name="ce5">
            <text:p>223</text:p>
          </table:table-cell>
          <table:table-cell office:value-type="float" office:value="205.8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3" table:style-name="ce5">
            <text:p>223</text:p>
          </table:table-cell>
          <table:table-cell office:value-type="float" office:value="205.8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float" office:value="2054" table:style-name="ce5">
            <text:p>2,054</text:p>
          </table:table-cell>
          <table:table-cell office:value-type="float" office:value="1896.7062399999963" table:style-name="ce5">
            <text:p>1,897</text:p>
          </table:table-cell>
          <table:table-cell office:value-type="float" office:value="3764208.68" table:style-name="ce5">
            <text:p>3,764,209</text:p>
          </table:table-cell>
          <table:table-cell office:value-type="float" office:value="58660.679999999993" table:style-name="ce5">
            <text:p>58,661</text:p>
          </table:table-cell>
          <table:table-cell office:value-type="float" office:value="-109933.48999999999" table:style-name="ce5">
            <text:p>-109,933</text:p>
          </table:table-cell>
          <table:table-cell office:value-type="float" office:value="416505.20999999996" table:style-name="ce5">
            <text:p>416,505</text:p>
          </table:table-cell>
          <table:table-cell office:value-type="float" office:value="1015304.1799999999" table:style-name="ce5">
            <text:p>1,015,304</text:p>
          </table:table-cell>
          <table:table-cell office:value-type="float" office:value="401126.91999999993" table:style-name="ce5">
            <text:p>401,127</text:p>
          </table:table-cell>
          <table:table-cell office:value-type="float" office:value="5545872.1799999997" table:style-name="ce5">
            <text:p>5,545,872</text:p>
          </table:table-cell>
          <table:table-cell office:value-type="float" office:value="595528.1" table:style-name="ce5">
            <text:p>595,528</text:p>
          </table:table-cell>
          <table:table-cell office:value-type="float" office:value="0" table:style-name="ce5">
            <text:p>0</text:p>
          </table:table-cell>
          <table:table-cell office:value-type="float" office:value="595528.1" table:style-name="ce5">
            <text:p>595,528</text:p>
          </table:table-cell>
          <table:table-cell office:value-type="float" office:value="6141400.2799999993" table:style-name="ce5">
            <text:p>6,141,4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45" table:style-name="ce5">
            <text:p>2,245</text:p>
          </table:table-cell>
          <table:table-cell office:value-type="float" office:value="2023.239775" table:style-name="ce5">
            <text:p>2,023</text:p>
          </table:table-cell>
          <table:table-cell office:value-type="float" office:value="2245" table:style-name="ce5">
            <text:p>2,245</text:p>
          </table:table-cell>
          <table:table-cell office:value-type="float" office:value="2023.239775" table:style-name="ce5">
            <text:p>2,023</text:p>
          </table:table-cell>
          <table:table-cell office:value-type="float" office:value="49" table:style-name="ce5">
            <text:p>49</text:p>
          </table:table-cell>
          <table:table-cell office:value-type="float" office:value="49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1" table:style-name="ce5">
            <text:p>51</text:p>
          </table:table-cell>
          <table:table-cell office:value-type="float" office:value="5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2296" table:style-name="ce5">
            <text:p>2,296</text:p>
          </table:table-cell>
          <table:table-cell office:value-type="float" office:value="2074.239775" table:style-name="ce5">
            <text:p>2,074</text:p>
          </table:table-cell>
          <table:table-cell office:value-type="float" office:value="9926028.1199999899" table:style-name="ce5">
            <text:p>9,926,0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26028.1199999899" table:style-name="ce5">
            <text:p>9,926,028</text:p>
          </table:table-cell>
          <table:table-cell office:value-type="float" office:value="628999.6100000001" table:style-name="ce5">
            <text:p>629,000</text:p>
          </table:table-cell>
          <table:table-cell office:value-type="float" office:value="0" table:style-name="ce5">
            <text:p>0</text:p>
          </table:table-cell>
          <table:table-cell office:value-type="float" office:value="628999.6100000001" table:style-name="ce5">
            <text:p>629,000</text:p>
          </table:table-cell>
          <table:table-cell office:value-type="float" office:value="10555027.729999989" table:style-name="ce5">
            <text:p>10,555,028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" table:style-name="ce5">
            <text:p>110</text:p>
          </table:table-cell>
          <table:table-cell office:value-type="float" office:value="101.87" table:style-name="ce5">
            <text:p>102</text:p>
          </table:table-cell>
          <table:table-cell office:value-type="float" office:value="110" table:style-name="ce5">
            <text:p>110</text:p>
          </table:table-cell>
          <table:table-cell office:value-type="float" office:value="101.87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" table:style-name="ce5">
            <text:p>110</text:p>
          </table:table-cell>
          <table:table-cell office:value-type="float" office:value="101.87" table:style-name="ce5">
            <text:p>102</text:p>
          </table:table-cell>
          <table:table-cell office:value-type="float" office:value="548038" table:style-name="ce5">
            <text:p>548,038</text:p>
          </table:table-cell>
          <table:table-cell office:value-type="float" office:value="0" table:style-name="ce5">
            <text:p>0</text:p>
          </table:table-cell>
          <table:table-cell office:value-type="float" office:value="3445" table:style-name="ce5">
            <text:p>3,4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1483" table:style-name="ce5">
            <text:p>551,4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1483" table:style-name="ce5">
            <text:p>551,483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2.8" table:style-name="ce5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23.6" table:style-name="ce5">
            <text:p>24</text:p>
          </table:table-cell>
          <table:table-cell office:value-type="float" office:value="61" table:style-name="ce5">
            <text:p>61</text:p>
          </table:table-cell>
          <table:table-cell office:value-type="float" office:value="60.4" table:style-name="ce5">
            <text:p>60</text:p>
          </table:table-cell>
          <table:table-cell office:value-type="float" office:value="12" table:style-name="ce5">
            <text:p>12</text:p>
          </table:table-cell>
          <table:table-cell office:value-type="float" office:value="11.6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</text:p>
          </table:table-cell>
          <table:table-cell office:value-type="float" office:value="102" table:style-name="ce5">
            <text:p>102</text:p>
          </table:table-cell>
          <table:table-cell office:value-type="float" office:value="99.8" table:style-name="ce5">
            <text:p>10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.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2.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5" table:style-name="ce5">
            <text:p>105</text:p>
          </table:table-cell>
          <table:table-cell office:value-type="float" office:value="101.89999999999999" table:style-name="ce5">
            <text:p>102</text:p>
          </table:table-cell>
          <table:table-cell office:value-type="float" office:value="359928.52" table:style-name="ce5">
            <text:p>359,929</text:p>
          </table:table-cell>
          <table:table-cell office:value-type="float" office:value="4334.6000000000004" table:style-name="ce5">
            <text:p>4,335</text:p>
          </table:table-cell>
          <table:table-cell office:value-type="float" office:value="450" table:style-name="ce5">
            <text:p>450</text:p>
          </table:table-cell>
          <table:table-cell office:value-type="float" office:value="0" table:style-name="ce5">
            <text:p>0</text:p>
          </table:table-cell>
          <table:table-cell office:value-type="float" office:value="90223.05" table:style-name="ce5">
            <text:p>90,223</text:p>
          </table:table-cell>
          <table:table-cell office:value-type="float" office:value="38931.949999999997" table:style-name="ce5">
            <text:p>38,932</text:p>
          </table:table-cell>
          <table:table-cell office:value-type="float" office:value="493868.12" table:style-name="ce5">
            <text:p>493,868</text:p>
          </table:table-cell>
          <table:table-cell office:value-type="float" office:value="10325.82" table:style-name="ce5">
            <text:p>10,326</text:p>
          </table:table-cell>
          <table:table-cell office:value-type="float" office:value="2350" table:style-name="ce5">
            <text:p>2,350</text:p>
          </table:table-cell>
          <table:table-cell office:value-type="float" office:value="12675.82" table:style-name="ce5">
            <text:p>12,676</text:p>
          </table:table-cell>
          <table:table-cell office:value-type="float" office:value="506543.94" table:style-name="ce5">
            <text:p>506,544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" table:style-name="ce5">
            <text:p>39</text:p>
          </table:table-cell>
          <table:table-cell office:value-type="float" office:value="34.880000000000003" table:style-name="ce5">
            <text:p>35</text:p>
          </table:table-cell>
          <table:table-cell office:value-type="float" office:value="39" table:style-name="ce5">
            <text:p>39</text:p>
          </table:table-cell>
          <table:table-cell office:value-type="float" office:value="34.880000000000003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" table:style-name="ce5">
            <text:p>39</text:p>
          </table:table-cell>
          <table:table-cell office:value-type="float" office:value="34.880000000000003" table:style-name="ce5">
            <text:p>35</text:p>
          </table:table-cell>
          <table:table-cell office:value-type="float" office:value="282905.14" table:style-name="ce5">
            <text:p>282,9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2905.14" table:style-name="ce5">
            <text:p>282,9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2905.14" table:style-name="ce5">
            <text:p>282,905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13" table:style-name="ce5">
            <text:p>13</text:p>
          </table:table-cell>
          <table:table-cell office:value-type="float" office:value="12.1" table:style-name="ce5">
            <text:p>12</text:p>
          </table:table-cell>
          <table:table-cell office:value-type="float" office:value="137" table:style-name="ce5">
            <text:p>137</text:p>
          </table:table-cell>
          <table:table-cell office:value-type="float" office:value="134.1" table:style-name="ce5">
            <text:p>134</text:p>
          </table:table-cell>
          <table:table-cell office:value-type="float" office:value="58" table:style-name="ce5">
            <text:p>58</text:p>
          </table:table-cell>
          <table:table-cell office:value-type="float" office:value="55.3" table:style-name="ce5">
            <text:p>55</text:p>
          </table:table-cell>
          <table:table-cell office:value-type="float" office:value="12" table:style-name="ce5">
            <text:p>12</text:p>
          </table:table-cell>
          <table:table-cell office:value-type="float" office:value="11.2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213.7" table:style-name="ce5">
            <text:p>214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28" table:style-name="ce5">
            <text:p>228</text:p>
          </table:table-cell>
          <table:table-cell office:value-type="float" office:value="220.7" table:style-name="ce5">
            <text:p>221</text:p>
          </table:table-cell>
          <table:table-cell office:value-type="float" office:value="581396.52" table:style-name="ce5">
            <text:p>581,397</text:p>
          </table:table-cell>
          <table:table-cell office:value-type="float" office:value="5104.1499999999996" table:style-name="ce5">
            <text:p>5,104</text:p>
          </table:table-cell>
          <table:table-cell office:value-type="float" office:value="-115937.23999999999" table:style-name="ce5">
            <text:p>-115,937</text:p>
          </table:table-cell>
          <table:table-cell office:value-type="float" office:value="2051.86" table:style-name="ce5">
            <text:p>2,052</text:p>
          </table:table-cell>
          <table:table-cell office:value-type="float" office:value="136484.28999999998" table:style-name="ce5">
            <text:p>136,484</text:p>
          </table:table-cell>
          <table:table-cell office:value-type="float" office:value="54446.659999999996" table:style-name="ce5">
            <text:p>54,447</text:p>
          </table:table-cell>
          <table:table-cell office:value-type="float" office:value="663546.24000000011" table:style-name="ce5">
            <text:p>663,546</text:p>
          </table:table-cell>
          <table:table-cell office:value-type="float" office:value="10007.790000000001" table:style-name="ce5">
            <text:p>10,008</text:p>
          </table:table-cell>
          <table:table-cell office:value-type="float" office:value="0" table:style-name="ce5">
            <text:p>0</text:p>
          </table:table-cell>
          <table:table-cell office:value-type="float" office:value="10007.790000000001" table:style-name="ce5">
            <text:p>10,008</text:p>
          </table:table-cell>
          <table:table-cell office:value-type="float" office:value="673554.03000000014" table:style-name="ce5">
            <text:p>673,554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3" table:style-name="ce5">
            <text:p>13</text:p>
          </table:table-cell>
          <table:table-cell office:value-type="float" office:value="13.1" table:style-name="ce5">
            <text:p>13</text:p>
          </table:table-cell>
          <table:table-cell office:value-type="float" office:value="45" table:style-name="ce5">
            <text:p>45</text:p>
          </table:table-cell>
          <table:table-cell office:value-type="float" office:value="42.84" table:style-name="ce5">
            <text:p>43</text:p>
          </table:table-cell>
          <table:table-cell office:value-type="float" office:value="29" table:style-name="ce5">
            <text:p>29</text:p>
          </table:table-cell>
          <table:table-cell office:value-type="float" office:value="28.81" table:style-name="ce5">
            <text:p>29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" table:style-name="ce5">
            <text:p>93</text:p>
          </table:table-cell>
          <table:table-cell office:value-type="float" office:value="90.75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" table:style-name="ce5">
            <text:p>93</text:p>
          </table:table-cell>
          <table:table-cell office:value-type="float" office:value="90.75" table:style-name="ce5">
            <text:p>91</text:p>
          </table:table-cell>
          <table:table-cell office:value-type="float" office:value="373317.34" table:style-name="ce5">
            <text:p>373,317</text:p>
          </table:table-cell>
          <table:table-cell office:value-type="float" office:value="87.15" table:style-name="ce5">
            <text:p>87</text:p>
          </table:table-cell>
          <table:table-cell office:value-type="float" office:value="21.58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98392.83" table:style-name="ce5">
            <text:p>98,393</text:p>
          </table:table-cell>
          <table:table-cell office:value-type="float" office:value="40053.549999999996" table:style-name="ce5">
            <text:p>40,054</text:p>
          </table:table-cell>
          <table:table-cell office:value-type="float" office:value="511872.45000000007" table:style-name="ce5">
            <text:p>511,8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1872.45000000007" table:style-name="ce5">
            <text:p>511,872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7" table:style-name="ce5">
            <text:p>7</text:p>
          </table:table-cell>
          <table:table-cell office:value-type="float" office:value="6.59" table:style-name="ce5">
            <text:p>7</text:p>
          </table:table-cell>
          <table:table-cell office:value-type="float" office:value="9" table:style-name="ce5">
            <text:p>9</text:p>
          </table:table-cell>
          <table:table-cell office:value-type="float" office:value="8.61" table:style-name="ce5">
            <text:p>9</text:p>
          </table:table-cell>
          <table:table-cell office:value-type="float" office:value="18" table:style-name="ce5">
            <text:p>18</text:p>
          </table:table-cell>
          <table:table-cell office:value-type="float" office:value="17.73" table:style-name="ce5">
            <text:p>18</text:p>
          </table:table-cell>
          <table:table-cell office:value-type="float" office:value="17" table:style-name="ce5">
            <text:p>17</text:p>
          </table:table-cell>
          <table:table-cell office:value-type="float" office:value="16.399999999999999" table:style-name="ce5">
            <text:p>16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60" table:style-name="ce5">
            <text:p>60</text:p>
          </table:table-cell>
          <table:table-cell office:value-type="float" office:value="58.33" table:style-name="ce5">
            <text:p>58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63" table:style-name="ce5">
            <text:p>63</text:p>
          </table:table-cell>
          <table:table-cell office:value-type="float" office:value="61.33" table:style-name="ce5">
            <text:p>61</text:p>
          </table:table-cell>
          <table:table-cell office:value-type="float" office:value="209687.61" table:style-name="ce5">
            <text:p>209,688</text:p>
          </table:table-cell>
          <table:table-cell office:value-type="float" office:value="5671.52" table:style-name="ce5">
            <text:p>5,672</text:p>
          </table:table-cell>
          <table:table-cell office:value-type="float" office:value="200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float" office:value="59678.18" table:style-name="ce5">
            <text:p>59,678</text:p>
          </table:table-cell>
          <table:table-cell office:value-type="float" office:value="23723.35" table:style-name="ce5">
            <text:p>23,723</text:p>
          </table:table-cell>
          <table:table-cell office:value-type="float" office:value="298960.65999999997" table:style-name="ce5">
            <text:p>298,961</text:p>
          </table:table-cell>
          <table:table-cell office:value-type="float" office:value="39599.22" table:style-name="ce5">
            <text:p>39,599</text:p>
          </table:table-cell>
          <table:table-cell office:value-type="float" office:value="14550" table:style-name="ce5">
            <text:p>14,550</text:p>
          </table:table-cell>
          <table:table-cell office:value-type="float" office:value="54149.22" table:style-name="ce5">
            <text:p>54,149</text:p>
          </table:table-cell>
          <table:table-cell office:value-type="float" office:value="353109.88" table:style-name="ce5">
            <text:p>353,110</text:p>
          </table:table-cell>
          <table:table-cell table:number-columns-repeated="16343"/>
        </table:table-row>
        <table:table-row table:number-rows-repeated="14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Hartley, Robert</meta:initial-creator>
    <dc:creator>Dale, Harriet | (She/Hers)</dc:creator>
    <meta:creation-date>2022-09-30T10:29:42Z</meta:creation-date>
    <dc:date>2024-09-26T17:45:32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